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726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5.448cm"/>
    </style:style>
    <style:style style:name="co7" style:family="table-column">
      <style:table-column-properties fo:break-before="auto" style:column-width="5.154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ce60"/>
        <table:table-column table:style-name="co12" table:default-cell-style-name="Default"/>
        <table:table-row table:style-name="ro1">
          <table:table-cell table:style-name="ce41" office:value-type="string" calcext:value-type="string">
            <text:p>// { BASE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5" office:value-type="string" calcext:value-type="string">
            <text:p>main definition [ s ]</text:p>
          </table:table-cell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4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4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4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s2 ] = [ s ] * [ s ]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4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4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4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5" office:value-type="string" calcext:value-type="string">
            <text:p>main definition [ m ]</text:p>
          </table:table-cell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4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4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4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4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4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4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2 ] = [ m ] * [ m ]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4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4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4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4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3 ] = [ m2 ] * [ m ]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4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00016387064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4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28316846592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4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764554857984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4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4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037854119678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4 ] = [ m3 ] * [ m ]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5 ] = [ m4 ] * [ m ]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6 ] = [ m5 ] * [ m ]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5" office:value-type="string" calcext:value-type="string">
            <text:p>main definition [ kg ]</text:p>
          </table:table-cell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4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1E+03</text:p>
          </table:table-cell>
          <table:table-cell table:style-name="ce59" office:value-type="string" calcext:value-type="string">
            <text:p>-------LLL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4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0.45359237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4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0.028349523125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4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6.35029318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4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907.18474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5" office:value-type="string" calcext:value-type="string">
            <text:p>main definition [ kg2 ] = [ kg ] * [ kg ]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5" office:value-type="string" calcext:value-type="string">
            <text:p>main definition [ A ]</text:p>
          </table:table-cell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A2 ] = [ A ] * [ A ]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5" office:value-type="string" calcext:value-type="string">
            <text:p>main definition [ K ]</text:p>
          </table:table-cell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4" office:value-type="string" calcext:value-type="string">
            <text:p>main definition [ °C ]</text:p>
          </table:table-cell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4" office:value-type="string" calcext:value-type="string">
            <text:p>main definition [ °F ]</text:p>
          </table:table-cell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2 ] = [ K ] * [ K ]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3 ] = [ K2 ] * [ K ]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4 ] = [ K3 ] * [ K ]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5" office:value-type="string" calcext:value-type="string">
            <text:p>main definition [ mol ]</text:p>
          </table:table-cell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5" office:value-type="string" calcext:value-type="string">
            <text:p>main definition [ cd ]</text:p>
          </table:table-cell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5" office:value-type="string" calcext:value-type="string">
            <text:p>main definition [ rad ]</text:p>
          </table:table-cell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4" office:value-type="string" calcext:value-type="string">
            <text:p>main definition [ deg ]</text:p>
          </table:table-cell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5" office:value-type="string" calcext:value-type="string">
            <text:p>main definition [ sr ] = [ rad ] * [ rad ]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/>
          <table:table-cell table:style-name="ce45"/>
          <table:table-cell table:style-name="ce43" table:number-columns-repeated="7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4" office:value-type="string" calcext:value-type="string">
            <text:p>main definition [ deg2 ]</text:p>
          </table:table-cell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41" office:value-type="string" calcext:value-type="string">
            <text:p>// { ANGULAR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Hz ] = [ 1 ] / [ s ]</text:p>
          </table:table-cell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main definition [ Hz2 ] = [ 1 ] / [ s2 ]</text:p>
          </table:table-cell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 ] = [ rad ] / [ s ]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=</text:p>
          </table:table-cell>
          <table:table-cell table:style-name="ce45" table:number-columns-repeated="6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2 ] = [ rad/s ] / [ s ]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rad/s2 ] = [ rad ] / [ s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rad/s2 ] = [ rad ] * [ Hz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6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main definition [ sr/s2 ] = [ sr ] / [ s2 ]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6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 ] = [ m ] / [ s ]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m/s ] = [ m ] * [ Hz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4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4"/>
          <table:table-cell table:style-name="ce54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0.44704</text:p>
          </table:table-cell>
          <table:table-cell table:style-name="ce59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4"/>
          <table:table-cell table:style-name="ce54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463/900</text:p>
          </table:table-cell>
          <table:table-cell table:style-name="ce59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2 ] = [ m/s ] / [ s ]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m/s2 ] = [ m ] / [ s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m/s2 ] = [ Hz2 ] * [ m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main definition [ m/s/s ]</text:p>
          </table:table-cell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4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9" office:value-type="string" calcext:value-type="string">
            <text:p>1/3600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main definition [ m2/s2 ] = [ m2 ] / [ s2 ]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m2/s2 ] = [ m/s ] /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m2/s2 ] = [ m/s2 ] *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9"/>
        </table:table-row>
        <table:table-row table:style-name="ro1">
          <table:table-cell table:style-name="ce41" office:value-type="string" calcext:value-type="string">
            <text:p>// {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*m ] = [kg ] * [ m ]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/s ] = [ kg ] / [ s ]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kg/s ] = [ kg/m ] * [ m/s ]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/s ] = [kg*m ] / [ s ]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kg*m/s ] = [ kg/s ] * [ m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kg*m/s ] = [kg ] * [ m/s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main definition [ kg*m/s ] * [ kg*m/s ]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s ]</text:p>
          </table:table-cell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KilogramMeter?PerSecond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ANGULAR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*m2 ] = [ kg ] * [ m2 ]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2/s ] = [ kg*m2 ] / [ s ]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Meter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m*s ]</text:p>
          </table:table-cell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DEN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/m ] = [ kg ] / [ m ]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/m2 ] = [ kg ] / [ m2 ]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main definition [ kg/m3 ] = [ kg ] / [ m3 ]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kg/m3 ] = [ kg/m2 ] / [ m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4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// { SPECIAL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main definition [ N ] = [ kg ] * [ m/s2 ]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N ] = [ kg/m ] * [ m2/s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N ] = [ kg/s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N ] = [ kg*m/s ] / [ 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N ] = [ kg*m ] / [ s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4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main definition [ N2 ] = [ N ] * [ N ]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Pa ] = [ N ] / [ m2 ]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Pa ] = [ kg/m3 ] * [ m2/s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4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9" office:value-type="string" calcext:value-type="string">
            <text:p>1E+05</text:p>
          </table:table-cell>
          <table:table-cell table:style-name="ce59" office:value-type="string" calcext:value-type="string">
            <text:p>---------S----S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4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9" office:value-type="string" calcext:value-type="string">
            <text:p>6894.75729316836</text:p>
          </table:table-cell>
          <table:table-cell table:style-name="ce59" office:value-type="string" calcext:value-type="string">
            <text:p>---------S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4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J ] = [ N ] * [ m ]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alternative definition [ J ] = [ Pa ] * [ m3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J ] = [ kg*m/s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J ] = [ kg ] * [ m2/s2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J ] = [ kg*m2 ] * [ Hz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J ] = [ kg*m2 ] / [ s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J ] = <text:s/>[ kg*m2/s ] / [ s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J ] = [ kg*m2/s ] * [ Hz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alternative definition [ J ] = [ kg2*m2/s2 ] / [ kg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4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3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9" office:value-type="string" calcext:value-type="string">
            <text:p>3600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4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9" office:value-type="string" calcext:value-type="string">
            <text:p>1.60217742320523E-019</text:p>
          </table:table-cell>
          <table:table-cell table:style-name="ce59" office:value-type="string" calcext:value-type="string">
            <text:p>------SSSS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4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9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4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main definition [ J/rad ] = [ J ] / [ rad ]</text:p>
          </table:table-cell>
          <table:table-cell table:style-name="ce45" office:value-type="string" calcext:value-type="string">
            <text:p>%sjoule? per radian</text:p>
          </table:table-cell>
          <table:table-cell table:style-name="ce56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/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4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4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W ] = [ J ] / [ s ]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C ] = [ s ] * [ A ]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4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3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9" office:value-type="string" calcext:value-type="string">
            <text:p>3600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53" office:value-type="string" calcext:value-type="string">
            <text:p>main definition [ C2 ] = [ C ] * [ C ]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V ] = [ J ] / [ C ]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53" office:value-type="string" calcext:value-type="string">
            <text:p>main definition [ V2 ] = [ V ] * [ V ]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53" office:value-type="string" calcext:value-type="string">
            <text:p>main definition [ F ] = [ C ] / [ V ]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alternative definition [ F ] = [ C2 ] / [ J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53" office:value-type="string" calcext:value-type="string">
            <text:p>alternative definition [ <text:span text:style-name="T2">Ω ] = [ s ] / [ F ]</text:span>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main definition [ S ] = 1 / [ <text:span text:style-name="T1">Ω ]</text:span></text:p>
          </table:table-cell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main definition [ T ] = [ kg/s ] / [ C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Wb ] = [ V ] * [ s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H ] = [ Wb ] / [ A ]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H ] = [ <text:span text:style-name="T2">Ω ] * [ s ]</text:span>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H ] = [ <text:span text:style-name="T2">Ω ] / [ Hz ]</text:span>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main definition [ lm ] = [ cd ] * [ sr ]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lx ] = [ lm ] / [ m2 ]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main definition [ Bq ]</text:p>
          </table:table-cell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main definition [ Gy ]</text:p>
          </table:table-cell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main definition [ Sv ]</text:p>
          </table:table-cell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at ] = [ mol ] / [ s ]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SPECIFIC WEIGH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main definition [ N/m3 ] = [ N ] / [ m3 ]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N/m3 ] = [ Pa ] /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alternative definition [ N/m3 ] = [ kg/m3 ] * [ m/s2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STIFFNES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N/m ] = [ N ] / [ m ]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/m ] = [ J ] / [ m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N/m ] = [ Pa ] *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N/m ] = [ kg ] * [ Hz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4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// { CONTINUITY EQUATION: VOLUM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3/s ] = [ m3 ] / [ s ]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m3/s ] = [ m2 ] * [ m/s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DYNAMIC &amp; KINEMATIC VISCO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Pl ] = [ Pa ] * [ s ]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Pl ] = [ kg/m2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Pl ] = [ kg/s ] / [ m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pascal second [ Pa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Pa*s ]</text:p>
          </table:table-cell>
          <table:table-cell table:style-name="ce45" office:value-type="string" calcext:value-type="string">
            <text:p>%spascal %ssecond?</text:p>
          </table:table-cell>
          <table:table-cell table:style-name="ce45" office:value-type="string" calcext:value-type="string">
            <text:p>%sPa.%ss</text:p>
          </table:table-cell>
          <table:table-cell table:style-name="ce45"/>
          <table:table-cell table:style-name="ce45" office:value-type="string" calcext:value-type="string">
            <text:p>TPoiseuille?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2/s ] = [ m2 ] / [ s ]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alternative definition [ m2/s ] = [ Pl ] / [ kg/m3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POISEUILLE'S LAW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main definition [ kg/m4 ] = [ kg ] / [ m4 ]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47" office:value-type="string" calcext:value-type="string">
            <text:p>main definition [ m4*s ] = [ m4 ] * [ s ]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main definition [ kg/m4/s ] = [ kg/s ] / [ m4 ]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47" office:value-type="string" calcext:value-type="string">
            <text:p>alternative definition [ kg/m4/s ] = [ kg/m4 ] / [ s ]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47" office:value-type="string" calcext:value-type="string">
            <text:p>alternative definition [ kg/m4/s ] = [ kg ] / [ m4*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47" office:value-type="string" calcext:value-type="string">
            <text:p>alternative definition [ kg/m4/s ] = [ Pa ] / [ m3/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KEPLER'S LAWS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main definition [ m3/kg ] = [ m3 ] / [ kg ]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/>
          <table:table-cell table:style-name="ce47" office:value-type="string" calcext:value-type="string">
            <text:p>alternative definition [ m3/kg ] = 1 / [ kg/m3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n [ kg*s2 ] = [ kg ] * [ s2 ]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 [ m3/s2 ] = [ m3 ] / [ s2 ]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m3/s2 ] = [ m/s2 ] * [ m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UNIVERSAL GRAVITATIONAL CONSTAN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N*m2 ] = [ N ] * [ m2 ]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47" office:value-type="string" calcext:value-type="string">
            <text:p>alternative definition [ N*m2 ] = [ J ] * [ 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alternative definition [ N*m2 ] = [ Pa ] * [ m4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main definition [ N/kg2 ] = [ N ] / [ kg2 ]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2/m ] = [ kg2 ] / [ m ]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2/m2 ] = [ kg2 ] / [ m2 ]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main definition [ m2/kg2 ] = [ m2 ] / [ kg2 ]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main definition [ N*m2/kg2 ] = [ N ] * [ m2/kg2 ]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alternative definition [ N*m2/kg2 ] = [ N ] / [ kg2/m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alternative definition [ N*m2/kg2 ] = [ N*m2 ] / [ kg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*m2/kg2 ] = [ N/kg2 ] * [ m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alternative definition [ N*m2/kg2 ] = [ J ] / [ kg2/m ]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alternative definition [ N*m2/kg2 ] = [ m3/kg ] / [ 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47" office:value-type="string" calcext:value-type="string">
            <text:p>alternative definition [ N*m2/kg2 ] = [ m3 ] / [ kg*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alternative definition [ N*m2/kg2 ] = [ m3/s2 ] / [ kg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LINEAR THERMAL EXPANS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1/K ] = 1 / [ K ]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HEAT CAPACITY &amp; LATENT HEA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g*K] = [ kg ] * [ K ]</text:p>
          </table:table-cell>
          <table:table-cell table:style-name="ce45" office:value-type="string" calcext:value-type="string">
            <text:p>%sgram %skelvin?</text:p>
          </table:table-cell>
          <table:table-cell table:style-name="ce56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J/K ] = [ J ] / [ K ]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4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main definition [ J/kg/K ] = [ J ] / [ kg*K ]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J/kg/K ] = [ J/kg ] / [ K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alternative definition [ J/kg/K ] = [ J/K ] / [ kg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HEAT CONDUC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*K ] = [ m ] * [ K ]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/m ] = [ K ] / [ m ]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W/m ] = [ W ] / [ m ]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W/m2 ] = [ W ] / [ m2 ]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W/K ] = [ W ] / [ K ]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main definition [ W/m/K ] = [ W ] / [ m*K ]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W/m/K ] = [ W/m ] / [ K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W/m/K ] = [ W/K ] / [ m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alternative definition [ W/m/K ] = [ W/m2 ] / [ K/m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HEAT CONVEC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2*K ] = [ m2 ] * [ K ]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7" office:value-type="string" calcext:value-type="string">
            <text:p>%sm2.%sK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main definition [ W/m2/K ] = [ W ] / [ m2*K ]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5" office:value-type="string" calcext:value-type="string">
            <text:p>%sW/%sm2/%sK</text:p>
          </table:table-cell>
          <table:table-cell table:style-name="ce45"/>
          <table:table-cell table:style-name="ce55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W/m2/K ] = [ W/m2 ] / [ K ]</text:p>
          </table:table-cell>
          <table:table-cell table:style-name="ce45"/>
          <table:table-cell table:style-name="ce55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W/m2/K ] = [ W/K ] / [ m2 ]</text:p>
          </table:table-cell>
          <table:table-cell table:style-name="ce45"/>
          <table:table-cell table:style-name="ce55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THERMAL RADI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main definition [ m2*K4 ] = [ m2 ] * [ K4 ]</text:p>
          </table:table-cell>
          <table:table-cell table:style-name="ce55" office:value-type="string" calcext:value-type="string">
            <text:p>square %smeter quartic %skelvin?</text:p>
          </table:table-cell>
          <table:table-cell table:style-name="ce55" office:value-type="string" calcext:value-type="string">
            <text:p>%sm2.%sK4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main definition [ W/K4 ] = [ W ] / [ K4 ]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5" office:value-type="string" calcext:value-type="string">
            <text:p>%sW/%sK4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main definition [ W/m2/K4 ] = [ W ] / [ m2*K4 ]</text:p>
          </table:table-cell>
          <table:table-cell table:style-name="ce55" office:value-type="string" calcext:value-type="string">
            <text:p>%swatt? per square %smeter per quartic %skelvin</text:p>
          </table:table-cell>
          <table:table-cell table:style-name="ce55" office:value-type="string" calcext:value-type="string">
            <text:p>%sW/%sm2/%sK4</text:p>
          </table:table-cell>
          <table:table-cell table:style-name="ce45"/>
          <table:table-cell table:style-name="ce55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alternative definition [ W/m2/K4 ] = [ W/m2 ] / [ K4 ]</text:p>
          </table:table-cell>
          <table:table-cell table:style-name="ce55" table:number-columns-repeated="2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W/m2/K4 ] = [ W/K4 ] / [ m2 ]</text:p>
          </table:table-cell>
          <table:table-cell table:style-name="ce55" table:number-columns-repeated="2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IDEAL GAS LAW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main definition [ J/mol ] = [ J ] / [ mol ]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ol*K ] = [ mol ] * [ K ]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main definition [ J/mol/K ] = [ J ] / [ mol * K ]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alternative definition [ J/mol/K ] = [ J/K ] / [ mol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J/mol/K ] = [ J/mol ] / [ K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ELECTRICAL CONDUCTIV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53" office:value-type="string" calcext:value-type="string">
            <text:p>main definition [ Ω*m ] = [ Ω ] * [ m ]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ELECTR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V/m ] = [ V ] / [ m ]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V/m ] = [ N ] / [ C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V/m ] = [ T ] * [ m/s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/C ]</text:p>
          </table:table-cell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C/m ] = [ C ] / [ m ]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C2/m ] = [ C2 ] / [ m ]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C2/m ] = [ C/m ] * [ C ]</text:p>
          </table:table-cell>
          <table:table-cell table:style-name="ce45" table:number-columns-repeated="2"/>
          <table:table-cell table:style-name="ce58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C/m2 ] = [ C ] / [ m2 ]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C/m2 ] = [ C/m ] / [ m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main definition [ m2/C2 ] = [ m2 ] / [ C2 ]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main definition [ N/C2 ] = [ N ] / [ C2 ]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main definition [ N*m2/C2 ] = [ N ] * [ m2/C2 ]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alternative definition [ N*m2/C2 ] = [ N*m2 ] / [ C2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*m2/C2 ] = [ N/C2 ] * [ m2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alternative definition [ N*m2/C2 ] = [ V/m ] / [ C/m2 ]</text:p>
          </table:table-cell>
          <table:table-cell table:style-name="ce45" table:number-columns-repeated="2"/>
          <table:table-cell table:style-name="ce58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alternative definition [ N*m2/C2 ] = [ J ] / [ C2/m ]</text:p>
          </table:table-cell>
          <table:table-cell table:style-name="ce45" table:number-columns-repeated="3"/>
          <table:table-cell table:style-name="ce58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V*m ] = [ V ] * [ m ]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V*m ] = [ V/m ] * [ m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 * m2 / C ]</text:p>
          </table:table-cell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V*m/s ] = [ V*m ] / [ s ]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vacuum permittivity [ F / m ] = [ 1 ] /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F/m ] = [ F ] / [ m ]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alternative definition [ F/m ] = [ C ] / [ V*m ]</text:p>
          </table:table-cell>
          <table:table-cell table:style-name="ce45" table:number-columns-repeated="2"/>
          <table:table-cell table:style-name="ce58" table:number-columns-repeated="2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alternative definition [ F/m ] = [ C/m2 ] / [ N/C ]</text:p>
          </table:table-cell>
          <table:table-cell table:style-name="ce45" table:number-columns-repeated="2"/>
          <table:table-cell table:style-name="ce58" table:number-columns-repeated="2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52" office:value-type="string" calcext:value-type="string">
            <text:p>TNewtonSquareMeter?PerSquareCoulomb</text:p>
          </table:table-cell>
          <table:table-cell table:style-name="ce52"/>
          <table:table-cell table:style-name="ce45" office:value-type="string" calcext:value-type="string">
            <text:p>alternative definition [ F/m ] = [ 1 ] / [ N*m2/C2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1" office:value-type="string" calcext:value-type="string">
            <text:p>// { MAGNET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A/m ] = [ A ] / [ m ]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m/A ] = [ m ] / [ A ]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T*m ] = [ T ] * [ m ]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alternative definition [ T*m ] = [ N/A ] = [ N ] / [ A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N/A ]</text:p>
          </table:table-cell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T/A ] = [ T ] / [ A ]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H/m ] = [ H ] / [ m ]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alternative definition [ H/ m ] = [ T*m/A ] = [ T*m ] / [ A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H/ m ] = [ T*m/A ] = [ T/A ] * [ m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alternative definition [ H/ m ] = [ T*m/A ] = [ T ] * [ m/A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office:value-type="string" calcext:value-type="string">
            <text:p>alternative definition [ H/ m ] = [ T*m/A ] = [ T ] / [ A/m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alternative definition [ H/m ] = [ N/A2 ] = [ N ] / [ A2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T*m/A ]</text:p>
          </table:table-cell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9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N/A2 ]</text:p>
          </table:table-cell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9" table:number-columns-repeated="3"/>
        </table:table-row>
        <table:table-row table:style-name="ro1">
          <table:table-cell table:style-name="ce41" office:value-type="string" calcext:value-type="string">
            <text:p>// { WAVE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5" office:value-type="string" calcext:value-type="string">
            <text:p>main definition [ rad/m ] = [ rad ] / [ m ]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n [ kg2/s2 ] = [ kg2 ] / [ s2 ]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47" office:value-type="string" calcext:value-type="string">
            <text:p>alternative definition [ kg2/s2 ] = [ kg/s ] * [ kg/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47" office:value-type="string" calcext:value-type="string">
            <text:p>alternative definition [ kg2/s2 ] = [ kg ] * [ N/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/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LIGHT AND VISION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eter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office:value-type="string" calcext:value-type="string">
            <text:p>main definition [ 1/m ] = 1 / [ m ]</text:p>
          </table:table-cell>
          <table:table-cell table:style-name="ce50" office:value-type="string" calcext:value-type="string">
            <text:p>reciprocal %smeter?</text:p>
          </table:table-cell>
          <table:table-cell table:style-name="ce50" office:value-type="string" calcext:value-type="string">
            <text:p>1/%sm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1" office:value-type="string" calcext:value-type="string">
            <text:p>// { RELATIVITY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47" office:value-type="string" calcext:value-type="string">
            <text:p>main definition [ s2/m2 ] = [ s2 <text:s/>] / [ m2 ]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/>
          <table:table-cell table:style-name="ce47" office:value-type="string" calcext:value-type="string">
            <text:p>alternative definition [ s2/m2 ] = [ 1 ] / [ m2/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47" office:value-type="string" calcext:value-type="string">
            <text:p>alternative definition [ s2/m2 ] = [ F/m ] * [ H/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47" office:value-type="string" calcext:value-type="string">
            <text:p>main definition [ J2 ] = [ J ] * [ J ]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/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47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4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9" office:value-type="string" calcext:value-type="string">
            <text:p>1.60217742320523E-019</text:p>
          </table:table-cell>
          <table:table-cell table:style-name="ce59" table:number-columns-repeated="2"/>
        </table:table-row>
        <table:table-row table:style-name="ro1">
          <table:table-cell table:style-name="ce41" office:value-type="string" calcext:value-type="string">
            <text:p>// { OTHERS UNITS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48" office:value-type="string" calcext:value-type="string">
            <text:p>main definition [ lm/W ] = [ lm ] / [ W ]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48" office:value-type="string" calcext:value-type="string">
            <text:p>main definition [ 1/mol ] = 1 / [ mol ]</text:p>
          </table:table-cell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main definition [ A/m2 ] = [ A ] / [ m2 ]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48" office:value-type="string" calcext:value-type="string">
            <text:p>alternative definition [ A/m2 ] = [ A/m ] / [ m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mol/m3 ] = [ mol ] / [ m3 ]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main definition [ cd/m2 ] = [ cd ] / [ m2 ]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C/m3 ] = [ C ] / [ m3 ]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C/m3 ] = [ C/m ] / [ m2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3 ] = [ C/m2 ] / [ m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48" office:value-type="string" calcext:value-type="string">
            <text:p>main definition [ C/kg ] = [ C ] / [ kg ]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48" office:value-type="string" calcext:value-type="string">
            <text:p>main definition [ Gy/s ] = [ Gy ] / [ s ]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main definition [ W/sr ] = [ W ] / [ sr ]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main definition [ m2 * sr ] = [ m2 ] * [ sr ]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48" office:value-type="string" calcext:value-type="string">
            <text:p>main definition [ W/m2/sr ] = [ W ] / [ m2 * sr ]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alternative definition [ W/m2/sr ] = [ W/m2 ] / [ sr ]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sr ] = [ W/sr ] / [ m2 ]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kat/m3 ] = [ kat ] / [ m3 ]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48" office:value-type="string" calcext:value-type="string">
            <text:p>main definition [ C/mol ] = [ C ] / [ mol ]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48" office:value-type="string" calcext:value-type="string">
            <text:p>alternative definition [ C/mol ] = [ J/mol ] / [ V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1" office:value-type="string" calcext:value-type="string">
            <text:p>// { VEC BASE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5" office:value-type="string" calcext:value-type="string">
            <text:p>main definition [ m ]</text:p>
          </table:table-cell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/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4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4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4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4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4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4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m2 ] = [ m ] ^ [ m ]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4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4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4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4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main definition [ m3 ] = [ m2 ] ^ [ m ]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Cub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4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00016387064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4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28316846592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4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764554857984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4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4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037854119678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/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2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5" office:value-type="string" calcext:value-type="string">
            <text:p>main definition [ rad ]</text:p>
          </table:table-cell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 table:number-columns-repeated="2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Radian?</text:p>
          </table:table-cell>
          <table:table-cell table:style-name="ce45" table:number-columns-repeated="2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 table:number-columns-repeated="2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ANGULAR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 ] = [ rad ] / [ s ]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Radian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2 ] = [ rad/s ] / [ s ]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SPEED AND ACCELERATION }</text:p>
          </table:table-cell>
          <table:table-cell table:style-name="ce41" table:number-columns-repeated="11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 ] = [ m ] / [ s ]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4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4"/>
          <table:table-cell table:style-name="ce54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0.44704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4"/>
          <table:table-cell table:style-name="ce54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463/9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2 ] = [ m/s ] / [ s ]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main definition [ m/s/s ]</text:p>
          </table:table-cell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4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1" office:value-type="string" calcext:value-type="string">
            <text:p>// { VEC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kg*m ] = [ m ] * [ kg ]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?PerMeter</text:p>
          </table:table-cell>
          <table:table-cell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/s ] = [kg*m ] / [ s ]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4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{ VEC ANGULAR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m*s ]</text:p>
          </table:table-cell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DEN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main definition [ kg/m3 ] = [ kg ] / [ m3 ]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alternative definition [ kg/m3 ] = [ kg/m2 ] / [ m ]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4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1" office:value-type="string" calcext:value-type="string">
            <text:p>// { SPECIAL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4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/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main definition [ Pa ] = [ N ] ^ [ 1/m2 ]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4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office:value-type="string" calcext:value-type="string">
            <text:p>1E+05</text:p>
          </table:table-cell>
          <table:table-cell table:style-name="ce59" office:value-type="string" calcext:value-type="string">
            <text:p>---------S----S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4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office:value-type="string" calcext:value-type="string">
            <text:p>6894.75729316836</text:p>
          </table:table-cell>
          <table:table-cell table:style-name="ce59" office:value-type="string" calcext:value-type="string">
            <text:p>---------S-----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4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table:number-columns-repeated="2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N * m ] = [ N ] ^ [ m ]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4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main definition [ N * m / rad ]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main definition [ W ] = []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GEOMETRIC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6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main definition [ V ]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/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6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 table:number-columns-repeated="2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main definition [ T ] = [ Wb ] / [ m2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main definition [ T ] = [ Wb ] / [ m2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main definition [ Wb ] = [ T ] * [ m2 ]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1" office:value-type="string" calcext:value-type="string">
            <text:p>// { VEC STIFFNES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</text:p>
          </table:table-cell>
          <table:table-cell table:style-name="ce45"/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4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ELECTR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V/m ] = [ V ] / [ m ]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4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4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/C ]</text:p>
          </table:table-cell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9" table:number-columns-repeated="2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1" office:value-type="string" calcext:value-type="string">
            <text:p>// { VEC RECIPROCAL UNIT }</text:p>
          </table:table-cell>
          <table:table-cell table:style-name="ce41" table:number-columns-repeated="11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2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2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2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2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 table:number-columns-repeated="2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 table:number-columns-repeated="2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table:number-columns-repeated="2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 table:number-columns-repeated="2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2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2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table:number-columns-repeated="2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table:number-columns-repeated="2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table:number-columns-repeated="2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 table:number-columns-repeated="2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 table:number-columns-repeated="2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 table:number-columns-repeated="2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 table:number-columns-repeated="2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 table:number-columns-repeated="2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 table:number-columns-repeated="2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 table:number-columns-repeated="2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2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12">
          <table:table-cell table:number-columns-repeated="12"/>
        </table:table-row>
        <table:table-row table:style-name="ro2" table:number-rows-repeated="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4:33:31.26465459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4:34:44.974843637</dc:date>
    <meta:editing-duration>P7DT8H41M29S</meta:editing-duration>
    <meta:editing-cycles>4416</meta:editing-cycles>
    <meta:generator>LibreOffice/7.6.6.3$Linux_X86_64 LibreOffice_project/60$Build-3</meta:generator>
    <meta:print-date>2023-03-25T21:17:20.703000000</meta:print-date>
    <meta:document-statistic meta:table-count="1" meta:cell-count="5407" meta:object-count="0"/>
  </office:meta>
</office:document-meta>
</file>